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'Times New Roman', Times, 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Comic Sans MS" fo:font-weight="bold" style:font-weight-asian="bold" style:font-weight-complex="bold"/>
    </style:style>
    <style:style style:name="P4" style:family="paragraph" style:parent-style-name="Standard">
      <style:text-properties style:font-name="Comic Sans MS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omic Sans MS"/>
    </style:style>
    <style:style style:name="P6" style:family="paragraph" style:parent-style-name="Standard" style:list-style-name="L1">
      <style:text-properties style:font-name="Comic Sans MS"/>
    </style:style>
    <style:style style:name="P7" style:family="paragraph" style:parent-style-name="Standard" style:list-style-name="L2">
      <style:text-properties style:font-name="Comic Sans MS"/>
    </style:style>
    <style:style style:name="P8" style:family="paragraph" style:parent-style-name="Standard">
      <style:text-properties fo:font-variant="normal" fo:text-transform="none" fo:color="#800000" style:font-name="Georgia" fo:font-size="10.5pt" fo:letter-spacing="normal" fo:font-style="normal" fo:font-weight="normal"/>
    </style:style>
    <style:style style:name="P9" style:family="paragraph" style:parent-style-name="Standard">
      <style:text-properties fo:color="#800000" style:font-name="Comic Sans MS"/>
    </style:style>
    <style:style style:name="P10" style:family="paragraph" style:parent-style-name="Standard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800000" style:font-name="Georgia" fo:font-size="10.5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oker ?????</text:p>
      <text:p text:style-name="P1"/>
      <text:p text:style-name="P1"/>
      <text:p text:style-name="P1">Chance of achieving hand</text:p>
      <text:list xml:id="list3122800891622022674" text:style-name="L1">
        <text:list-item>
          <text:p text:style-name="P6">Number of outs * 2 + 2 = % chance of success</text:p>
        </text:list-item>
      </text:list>
      <text:p text:style-name="P1"/>
      <text:p text:style-name="P1">Bank Roll</text:p>
      <text:list xml:id="list5867268395975114889" text:style-name="L2">
        <text:list-item>
          <text:p text:style-name="P7">Only play with 5%</text:p>
        </text:list-item>
        <text:list-item>
          <text:p text:style-name="P7">Lose 5%, then stop for 48 hours</text:p>
        </text:list-item>
      </text:list>
      <text:p text:style-name="P1"/>
      <text:p text:style-name="P1">Royal Flush</text:p>
      <text:p text:style-name="P1">Straight Flush</text:p>
      <text:p text:style-name="P1">4 of a Kind</text:p>
      <text:p text:style-name="P1">Full House</text:p>
      <text:p text:style-name="P1">Flush</text:p>
      <text:p text:style-name="P1">Straight</text:p>
      <text:p text:style-name="P1">3 of a Kind</text:p>
      <text:p text:style-name="P1">Two Pairs</text:p>
      <text:p text:style-name="P1">Pair</text:p>
      <text:p text:style-name="P1"/>
      <text:p text:style-name="P1"/>
      <text:p text:style-name="P1">Robin Hoody</text:p>
      <text:p text:style-name="P1"/>
      <text:p text:style-name="P1"/>
      <text:p text:style-name="P1"/>
      <text:p text:style-name="P1"/>
      <text:p text:style-name="P8">I ran across this game a couple of weeks ago. It's still pre alpha and in fact it has only been in development for a year and a half, I believe.</text:p>
      <text:p text:style-name="P10"/>
      <text:p text:style-name="P10">For me it's going to be what an MMORPG should be. </text:p>
      <text:p text:style-name="P10"/>
      <text:p text:style-name="P10">No play to win</text:p>
      <text:p text:style-name="P10">No fixed factions - you can converse with everyone</text:p>
      <text:p text:style-name="P10">Ever evolving world, influenced by the players</text:p>
      <text:p text:style-name="P10">The regions/nodes level up (grow), just as the players do - BUT, they (the nodes) can also lose levels</text:p>
      <text:p text:style-name="P10">- e.g start as a wilderness, then grow into hamlets, then towns, then cities, etc </text:p>
      <text:p text:style-name="P10">- when attacked by groups from another node, the attacked nodes can regress from say city to town</text:p>
      <text:p text:style-name="P10">- you get the idea</text:p>
      <text:p text:style-name="P10">No global auction/market - from what I gather it's like Eve as far as the market/auctions go</text:p>
      <text:p text:style-name="P9"/>
      <text:p text:style-name="P9"/>
      <text:p text:style-name="P9"/>
      <text:p text:style-name="P9"/>
      <text:p text:style-name="P9"/>
      <text:p text:style-name="P9"/>
      <text:p text:style-name="P1"><text:soft-page-break/></text:p>
      <text:p text:style-name="P1"/>
      <text:p text:style-name="P1">I ran across this game a couple of weeks ago. It's still pre alpha and in fact it has only been in development for a year and a half, I believe, but it's one to keep a close eye on.</text:p>
      <text:p text:style-name="P1"/>
      <text:p text:style-name="P1">For me it's going to be what an MMORPG should be:</text:p>
      <text:p text:style-name="P1"/>
      <text:p text:style-name="P1">No play to win</text:p>
      <text:p text:style-name="P1">No fixed factions - you can converse with everyone</text:p>
      <text:p text:style-name="P1">Ever evolving world, influenced by the players</text:p>
      <text:p text:style-name="P1">The regions/nodes level up (grow), just as the players do - BUT, they (the nodes) can also lose levels</text:p>
      <text:p text:style-name="P1">- e.g start as a wilderness, then grow into hamlets, then towns, then cities, etc </text:p>
      <text:p text:style-name="P1">- when attacked by groups from another node, the attacked nodes can regress from say city to town</text:p>
      <text:p text:style-name="P1">- you get the idea</text:p>
      <text:p text:style-name="P1">No global auction/market - from what I gather it's like Eve as far as the market/auctions go</text:p>
      <text:p text:style-name="P1"/>
      <text:p text:style-name="P1">8 races, made up of 4 species (human, elf, orc, dwarf), each with 2 subtypes</text:p>
      <text:p text:style-name="P1">8 classes, but a total of 64 class combinations as you can have a major class and a sub class</text:p>
      <text:p text:style-name="P1">e.g. </text:p>
      <text:p text:style-name="P1">Mage/Summoner</text:p>
      <text:p text:style-name="P1">Rogue/Bard</text:p>
      <text:p text:style-name="P1">Summoner/Cleric</text:p>
      <text:p text:style-name="P1">Bard/Ranger</text:p>
      <text:p text:style-name="P1"/>
      <text:p text:style-name="P1">Affiliate link:</text:p>
      <text:p text:style-name="P1">[url=https://www.ashesofcreation.com/ref/Chucksta/]Ashes of Creation[/url]</text:p>
      <text:p text:style-name="P1">https://www.ashesofcreation.com/ref/Chucksta/</text:p>
      <text:p text:style-name="P1">or</text:p>
      <text:p text:style-name="P1">type the name of the game (Ashes of Creation) into a browser.</text:p>
      <text:p text:style-name="P1"/>
      <text:p text:style-name="P1">Join the forum and be sure to check out the Kickstarter page, as that has tons of info about the game, and better described than the above.</text:p>
      <text:p text:style-name="P1"/>
      <text:p text:style-name="P1">If you really believe in the game, and like a gamble, then it could be a good idea to grab one of the pledges that includes a lifetime subscription. The lower amounts are actually less than the cost of a 3 year sub.</text:p>
      <text:p text:style-name="P1"/>
      <text:p text:style-name="P1">BUT, this is a gamble/risk!</text:p>
      <text:p text:style-name="P1"><text:soft-page-break/></text:p>
      <text:p text:style-name="P1">I've gone for it, and may lose that money, but if I don't then there's no monthly sub for me :)</text:p>
      <text:p text:style-name="P1"/>
      <text:p text:style-name="P1">The game may not ever happen</text:p>
      <text:p text:style-name="P1">The game might be &lt;insert expletive here&gt;</text:p>
      <text:p text:style-name="P1"/>
      <text:p text:style-name="P1">But I have a good feeling about it.</text:p>
      <text:p text:style-name="P1"/>
      <text:p text:style-name="P1">Check it out, and decide for yourself :)</text:p>
      <text:p text:style-name="P1"/>
      <text:p text:style-name="P1"/>
      <text:p text:style-name="P1"><text:a xlink:type="simple" xlink:href="https://www.amazon.co.uk/Survival-Quest-Way-Shaman-LitRPG-ebook/dp/B00VQRW14E" text:style-name="Internet_20_link" text:visited-style-name="Visited_20_Internet_20_Link">https://www.amazon.co.uk/Survival-Quest-Way-Shaman-LitRPG-ebook/dp/B00VQRW14E</text:a> </text:p>
      <text:p text:style-name="P1"/>
      <text:p text:style-name="P1"/>
      <text:p text:style-name="P1"/>
      <text:p text:style-name="P1"/>
      <text:p text:style-name="P1"/>
      <text:p text:style-name="P1"/>
      <text:p text:style-name="P4">The Decision Process</text:p>
      <text:p text:style-name="P1"/>
      <text:p text:style-name="P3">Pre-Flop play</text:p>
      <text:p text:style-name="P1"/>
      <text:p text:style-name="P1">Only play starting hands!</text:p>
      <text:p text:style-name="P1">IF UNRAISED POT</text:p>
      <text:p text:style-name="P1"><text:s text:c="4"/>IF EARLY_POSTION</text:p>
      <text:p text:style-name="P1"><text:tab/>IF RAISE_HANDS</text:p>
      <text:p text:style-name="P1"><text:tab/><text:tab/>Raise</text:p>
      <text:p text:style-name="P1"><text:tab/>ELSE IF CALL_HAND</text:p>
      <text:p text:style-name="P1"><text:tab/><text:tab/>Call</text:p>
      <text:p text:style-name="P1"><text:tab/>ELSE Fold</text:p>
      <text:p text:style-name="P1"/>
      <text:p text:style-name="P1">IF RAISED_POT</text:p>
      <text:p text:style-name="P1"><text:s text:c="3"/>IF NOT_BIG_BLIND</text:p>
      <text:p text:style-name="P1"><text:tab/>IF RERAISE_HANDS</text:p>
      <text:p text:style-name="P1"><text:tab/><text:tab/>Reraise</text:p>
      <text:p text:style-name="P1"><text:tab/>ELSE Fold</text:p>
      <text:p text:style-name="P1"><text:s text:c="4"/>ELSE (in Big Blind)</text:p>
      <text:p text:style-name="P1"><text:tab/>IF RERAISE_HANDS</text:p>
      <text:p text:style-name="P1"><text:tab/><text:tab/>Reraise</text:p>
      <text:p text:style-name="P1"><text:tab/>ELSE IF CALL_HANDS</text:p>
      <text:p text:style-name="P1"><text:tab/><text:tab/>Call</text:p>
      <text:p text:style-name="P1"><text:soft-page-break/><text:tab/>ELSE Fold</text:p>
      <text:p text:style-name="P1"/>
      <text:p text:style-name="P1">IF RERAISED_POT</text:p>
      <text:p text:style-name="P1"><text:s text:c="3"/>IF RERAISE_HANDS</text:p>
      <text:p text:style-name="P1"><text:tab/>Reraise </text:p>
      <text:p text:style-name="P1"><text:s text:c="3"/>ELSE Fol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FLOP Pla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'Times New Roman', Times, 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es Edwards</meta:initial-creator>
    <meta:creation-date>2016-11-30T11:23:50.73</meta:creation-date>
    <dc:date>2017-05-23T23:13:13.88</dc:date>
    <dc:creator>Chucksta </dc:creator>
    <meta:editing-duration>PT12H17M25S</meta:editing-duration>
    <meta:editing-cycles>16</meta:editing-cycles>
    <meta:generator>OpenOffice/4.1.3$Win32 OpenOffice.org_project/413m1$Build-9783</meta:generator>
    <meta:document-statistic meta:table-count="0" meta:image-count="0" meta:object-count="0" meta:page-count="4" meta:paragraph-count="83" meta:word-count="575" meta:character-count="3142"/>
  </office:meta>
</office:document-meta>
</file>